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ttributesConverter.hasBorder( FO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xtAttributesConverter.TextAttribute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ttributesConverter.attrBlockMargin( CommonMarginBlock cmb , FOPRtfAttributes rtf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AttributesConverter.attrFont( CommonFont font , FOPRtfAttributes rtf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xtAttributesConverter.attrBackgroundColor( CommonBorderPaddingBackground bpb , RtfAttributes rtf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xtAttributesConverter.attrFontColor( Color colorType , RtfAttributes rtf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AttributesConverter.convertMptToTwips( int 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ttributesConverter.convertLeaderAttributes( Leader fobj , PercentBaseContext contex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">
            <text:p text:style-name="Table_20_Contents">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TextAttributesConverter.convertBlockContainerAttributes( BlockContainer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ttributesConverter.attrBlockTextAlign( int alignment , RtfAttributes rtf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xtAttributesConverter.convertAttributes( Block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AttributesConverter.convertCharacterAttributes( Inline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AttributesConverter.attrBlockBackgroundColor( CommonBorderPaddingBackground bpb , RtfAttributes rtf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ttributesConverter.attrBorder( CommonBorderPaddingBackground bpb , RtfAttributes rtfAttr , FONode f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xtAttributesConverter.convertFOPColorToRTF( Color fop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ttributesConverter.attrBaseLineShift( Length baselineShift , RtfAttributes rtf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AttributesConverter.attrTextDecoration( CommonTextDecoration textDecoration , RtfAttributes rtf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xtAttributesConverter.attrInlineBorder( CommonBorderPaddingBackground bpb , RtfAttributes rtf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ttributesConverter.convertCharacterAttributes( FOText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AttributesConverter.convertCharacterAttributes( PageNumber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